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None&quot;" style:apply-style-name="Untitled1" style:base-cell-address="Sheet1.D6"/>
      <style:map style:condition="cell-content()=&quot;Partial&quot;" style:apply-style-name="Untitled2" style:base-cell-address="Sheet1.D6"/>
      <style:map style:condition="cell-content()=&quot;Full&quot;" style:apply-style-name="Untitled3" style:base-cell-address="Sheet1.D6"/>
      <style:map style:condition="cell-content()=&quot;Extended&quot;" style:apply-style-name="Untitled4" style:base-cell-address="Sheet1.D6"/>
      <style:map style:condition="cell-content()=&quot;Superseded&quot;" style:apply-style-name="Untitled5" style:base-cell-address="Sheet1.D6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tatus:</text:p>
          </table:table-cell>
          <table:table-cell table:style-name="ce4" office:value-type="string" calcext:value-type="string">
            <text:p>None</text:p>
          </table:table-cell>
          <table:table-cell table:style-name="ce6" office:value-type="string" calcext:value-type="string">
            <text:p>Partial</text:p>
          </table:table-cell>
          <table:table-cell table:style-name="ce8" office:value-type="string" calcext:value-type="string">
            <text:p>Full</text:p>
          </table:table-cell>
          <table:table-cell table:style-name="ce9" office:value-type="string" calcext:value-type="string">
            <text:p>Extended</text:p>
          </table:table-cell>
          <table:table-cell table:style-name="ce10" office:value-type="string" calcext:value-type="string">
            <text:p>Supersede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omposite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rray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vector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vector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shMap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SONArray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SONObje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bje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string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bl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bleRow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ML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rray Funct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ppend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rayCopy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ca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and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vers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orten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c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bse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vers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inar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oolea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yt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nbinar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nh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tring Function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oi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tchAl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tc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c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tToken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rim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string::trim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Fil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ufferedReader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Inpu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Re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aunc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Byte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JSONArr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JSONObjec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tring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Tabl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XM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JSONArr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JSONObjec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XM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lectFol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lectInpu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ime &amp; Data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ou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lli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ut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n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co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yea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Keyboard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2" table:number-rows-spanned="1">
            <text:p>Use key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Code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key_code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Pressed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key_pressed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Pres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KEY_PRES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Relea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KEY_RELEA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Typ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use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Button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Click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Dragg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Mov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MOUSE_MOV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Pressed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pressed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Pres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<text:span text:style-name="T1">Listen the MOUSE</text:span>_PRES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Relea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MOUSE_RELEA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Wheel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X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x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Y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y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mouseX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rev_mouse_x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mouseY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rev_mouse_y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_scroll</text:p>
          </table:table-cell>
          <table:table-cell office:value-type="string" calcext:value-type="string">
            <text:p>Extended</text:p>
          </table:table-cell>
          <table:table-cell/>
          <table:table-cell office:value-type="string" calcext:value-type="string">
            <text:p>For use in mouse scroll even listener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Math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onstant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LF_PI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RTER_PI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U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WO_PI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2" table:number-rows-spanned="1">
            <text:p>Use TAU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ULER</text:p>
          </table:table-cell>
          <table:table-cell office:value-type="string" calcext:value-type="string">
            <text:p>Extended</text:p>
          </table:table-cell>
          <table:table-cell/>
          <table:table-cell office:value-type="string" calcext:value-type="string" table:number-columns-spanned="2" table:number-rows-spanned="1">
            <text:p>The ‘e’ consta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alculat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formula="of:=&quot;PVector&quot;" office:value-type="string" office:string-value="PVector" calcext:value-type="string">
            <text:p>PVector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bs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eil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strain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clamp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rp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g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g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p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remap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x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rm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w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ound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or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r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rigonometry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cos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s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tan2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ta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cos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s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ta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degree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dian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andom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Detail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noise_octaves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Se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noise_seed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Guassian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gaussian_random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Se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random_seed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uniform_random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Typology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Font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font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Use plgl::Fo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Fo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loadFo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Fo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ttribut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Alig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Leading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Siz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Wid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etric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Asc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Desc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Rendering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Graphic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Graphics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end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li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Graphic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Cli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hader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5" table:formula="of:=&quot;PShader&quot;" office:value-type="string" office:string-value="PShader" calcext:value-type="string">
            <text:p>PShader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set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Image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formula="of:=&quot;PImage&quot;" office:value-type="string" office:string-value="PImage" calcext:value-type="string">
            <text:p>PImag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Use plgl::Texture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create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imag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imag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load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Tint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tint(OFF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equest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ti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ixel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p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t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e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Pixel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sk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s[]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Pixel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extur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Wra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Shape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formula="of:=&quot;PShape&quot;" office:value-type="string" office:string-value="PShape" calcext:value-type="string">
            <text:p>PShap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2D Primitiv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c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ircl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lips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n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No 3D Suppor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in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c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uar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riangl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ttribut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lips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ct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Ca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Joi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Weigh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Vertex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ginContou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gin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ndContou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nd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dratic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urv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Po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Tange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Po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Tange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Tightnes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3D Primitiv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o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ere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her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reating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pha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ue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rightness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lor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reen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ue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r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d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aturation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tting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ackground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lea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lor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Fill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fill(OFF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Stroke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roke(OFF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Environment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Event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ed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Mov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CLOSE</text:p>
          </table:table-cell>
          <table:table-cell office:value-type="string" calcext:value-type="string">
            <text:p>Exten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ERROR</text:p>
          </table:table-cell>
          <table:table-cell office:value-type="string" calcext:value-type="string">
            <text:p>Exten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FOCUS</text:p>
          </table:table-cell>
          <table:table-cell office:value-type="string" calcext:value-type="string">
            <text:p>Extended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Other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so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l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Densit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Heigh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Width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cused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Count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frame_cou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Rat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Rat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ullScree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Curso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Smoo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Densit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Heigh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Width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ttings()</text:p>
          </table:table-cell>
          <table:table-cell office:value-type="string" calcext:value-type="string">
            <text:p>Lol, Be G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z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open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moo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Mov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atio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abl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Titl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title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6:Sheet1.D58 Sheet1.D60:Sheet1.D108 Sheet1.D158:Sheet1.D164 Sheet1.D192:Sheet1.D216 Sheet1.D166:Sheet1.D175 Sheet1.D177:Sheet1.D190 Sheet1.D220:Sheet1.D224 Sheet1.D227:Sheet1.D235 Sheet1.D110:Sheet1.D156 Sheet1.D238:Sheet1.D269 Sheet1.D293:Sheet1.D315 Sheet1.D316:Sheet1.D331 Sheet1.D271:Sheet1.D290">
            <calcext:condition calcext:apply-style-name="Untitled1" calcext:value="=&quot;None&quot;" calcext:base-cell-address="Sheet1.D6"/>
            <calcext:condition calcext:apply-style-name="Untitled2" calcext:value="=&quot;Partial&quot;" calcext:base-cell-address="Sheet1.D6"/>
            <calcext:condition calcext:apply-style-name="Untitled3" calcext:value="=&quot;Full&quot;" calcext:base-cell-address="Sheet1.D6"/>
            <calcext:condition calcext:apply-style-name="Untitled4" calcext:value="=&quot;Extended&quot;" calcext:base-cell-address="Sheet1.D6"/>
            <calcext:condition calcext:apply-style-name="Untitled5" calcext:value="=&quot;Superseded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bf00"/>
    </style:style>
    <style:style style:name="Untitled3" style:family="table-cell" style:parent-style-name="Default">
      <style:table-cell-properties fo:background-color="#81d41a"/>
    </style:style>
    <style:style style:name="Untitled4" style:family="table-cell" style:parent-style-name="Default">
      <style:table-cell-properties fo:background-color="#2a6099"/>
    </style:style>
    <style:style style:name="Untitled5" style:family="table-cell" style:parent-style-name="Default">
      <style:table-cell-properties fo:background-color="#800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2:15:14.339598370</meta:creation-date>
    <dc:date>2023-09-23T01:57:06.952781525</dc:date>
    <meta:editing-duration>PT7H28M53S</meta:editing-duration>
    <meta:editing-cycles>8</meta:editing-cycles>
    <meta:generator>LibreOffice/7.3.7.2$Linux_X86_64 LibreOffice_project/30$Build-2</meta:generator>
    <meta:document-statistic meta:table-count="1" meta:cell-count="578" meta:object-count="0"/>
  </office:meta>
</office:document-meta>
</file>